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80c" officeooo:paragraph-rsid="0003880c"/>
    </style:style>
    <style:style style:name="P2" style:family="paragraph" style:parent-style-name="Standard">
      <style:text-properties officeooo:rsid="0003b54f" officeooo:paragraph-rsid="0003b54f"/>
    </style:style>
    <style:style style:name="P3" style:family="paragraph" style:parent-style-name="Standard">
      <style:text-properties style:text-underline-style="solid" style:text-underline-width="auto" style:text-underline-color="font-color" officeooo:rsid="0003880c" officeooo:paragraph-rsid="00038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a //title</text:p>
      <text:p text:style-name="P1"/>
      <text:p text:style-name="P1">1 b //body/p</text:p>
      <text:p text:style-name="P1"/>
      <text:p text:style-name="P1">1 c /html/body//p</text:p>
      <text:p text:style-name="P1"/>
      <text:p text:style-name="P1">1 d //p</text:p>
      <text:p text:style-name="P1"/>
      <text:p text:style-name="P1">1 e <text:a xlink:type="simple" xlink:href="mailto://@src" text:style-name="Internet_20_link" text:visited-style-name="Visited_20_Internet_20_Link">//@src</text:a></text:p>
      <text:p text:style-name="P1"/>
      <text:p text:style-name="P1">1 f <text:bookmark-start text:name="__DdeLink__2_3324728966"/><text:a xlink:type="simple" xlink:href="file://img/@src" text:style-name="Internet_20_link" text:visited-style-name="Visited_20_Internet_20_Link">//img/@src</text:a><text:bookmark-end text:name="__DdeLink__2_3324728966"/></text:p>
      <text:p text:style-name="P1"/>
      <text:p text:style-name="P1">1 g <text:bookmark-start text:name="__DdeLink__0_3324728966"/>//form[@method='get']<text:bookmark-end text:name="__DdeLink__0_3324728966"/></text:p>
      <text:p text:style-name="P1"/>
      <text:p text:style-name="P3"/>
      <text:p text:style-name="P2">2 a //curso/@nome</text:p>
      <text:p text:style-name="P2"/>
      <text:p text:style-name="P2">2 b //curso[@data="Abril-09"]/@nome</text:p>
      <text:p text:style-name="P2"/>
      <text:p text:style-name="P2">2 c //curso[alumno]/@nome</text:p>
      <text:p text:style-name="P2"/>
      <text:p text:style-name="P2">2 d //curso[node()[self::comment()]]</text:p>
      <text:p text:style-name="P2"/>
      <text:p text:style-name="P2">2 e //curso[@nome="Mono"]/alumno</text:p>
      <text:p text:style-name="P2"/>
      <text:p text:style-name="P2">2 f //alumno[enderezo]/nome</text:p>
      <text:p text:style-name="P2"/>
      <text:p text:style-name="P2">2 g //curso[@nome="C#"]/@*</text:p>
      <text:p text:style-name="P2"/>
      <text:p text:style-name="P2">2 h //alumno[nome="Perico"]/enderezo </text:p>
      <text:p text:style-name="P2"/>
      <text:p text:style-name="P2"/>
      <text:p text:style-name="P2">3 a count(//alumno)</text:p>
      <text:p text:style-name="P2"/>
      <text:p text:style-name="P2">3 b //curso[not(alumno)]/@nome</text:p>
      <text:p text:style-name="P2"/>
      <text:p text:style-name="P2">3 c //curso/alumno[1]</text:p>
      <text:p text:style-name="P2"/>
      <text:p text:style-name="P2">3 d //curso[last()]/alumno</text:p>
      <text:p text:style-name="P2"/>
      <text:p text:style-name="P2">3 e (//curso[1]/alumno[1], //curso[position()=last()-1]/alumno[last()])</text:p>
      <text:p text:style-name="P2"/>
      <text:p text:style-name="P2">3 f //curso[@nivel="baixo" or @nivel="medio"]/@nome</text:p>
      <text:p text:style-name="P2"/>
      <text:p text:style-name="P2">3 g //alumno[not(enderezo)]/(nome | apelido)</text:p>
      <text:p text:style-name="P2"/>
      <text:p text:style-name="P2">3 h //curso[contains(@data, "-09")]/@nome</text:p>
      <text:p text:style-name="P2"/>
      <text:p text:style-name="P2">3 i //curso/(comment(), @nome)</text:p>
      <text:p text:style-name="P2"/>
      <text:p text:style-name="P2">3 j //curso[alumno[not(enderezo)]]/@no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9:28:50.024882675</meta:creation-date>
    <dc:date>2024-12-19T09:50:08.139505888</dc:date>
    <meta:editing-duration>PT10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82" meta:character-count="704" meta:non-whitespace-character-count="646"/>
  </office:meta>
</office:document-meta>
</file>